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575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10.188cm"/>
    </style:style>
    <style:style style:name="co8" style:family="table-column">
      <style:table-column-properties fo:break-before="auto" style:column-width="4.694cm"/>
    </style:style>
    <style:style style:name="co9" style:family="table-column">
      <style:table-column-properties fo:break-before="auto" style:column-width="7.8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egment PC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tem No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rice/Pc (EUR)</text:p>
          </table:table-cell>
          <table:table-cell table:style-name="ce1"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tiftleiste, SMD, gerade, 1x2-polig - PH</text:p>
          </table:table-cell>
          <table:table-cell office:value-type="string">
            <text:p>JST PH2P STS</text:p>
          </table:table-cell>
          <table:table-cell office:value-type="string">
            <text:p>Reichelt</text:p>
          </table:table-cell>
          <table:table-cell office:value-type="string">
            <text:p>https://www.reichelt.de/jst-stiftleiste-smd-gerade-1x2-polig-ph-jst-ph2p-sts-p185063.html?PROVID=2788&amp;gclid=CjwKCAjwk6-LBhBZEiwAOUUDpx80Q3GiEmUBZzb3-rd78pO5uOmAMkz8r6uQqfVadex-ZahSXPe_OhoCtVIQAvD_BwE</text:p>
          </table:table-cell>
          <table:table-cell office:value-type="float" office:value="0.26">
            <text:p>0,26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latinenabstandshalter, M3x5mm Kunststoff, Schraubbolzen + Mutter</text:p>
          </table:table-cell>
          <table:table-cell office:value-type="string">
            <text:p>-</text:p>
          </table:table-cell>
          <table:table-cell office:value-type="string">
            <text:p>ebay.de</text:p>
          </table:table-cell>
          <table:table-cell office:value-type="string">
            <text:p>https://www.ebay.de/itm/284104629243?ssPageName=STRK%3AMEBIDX%3AIT&amp;var=585596381017&amp;_trksid=p2060353.m2749.l2649</text:p>
          </table:table-cell>
          <table:table-cell table:formula="of:=1.38/4" office:value-type="float" office:value="0.345">
            <text:p>0,35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ST PH 2.0 Stecker / Buchse 26AWG Kabel 30cm, 2-Pin</text:p>
          </table:table-cell>
          <table:table-cell office:value-type="string">
            <text:p>-</text:p>
          </table:table-cell>
          <table:table-cell office:value-type="string">
            <text:p>ebay.de</text:p>
          </table:table-cell>
          <table:table-cell office:value-type="string">
            <text:p>https://www.ebay.de/itm/183607216953?ssPageName=STRK%3AMEBIDX%3AIT&amp;var=691029636494&amp;_trksid=p2060353.m2749.l2649</text:p>
          </table:table-cell>
          <table:table-cell table:formula="of:=4.55/5" office:value-type="float" office:value="0.91">
            <text:p>0,91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quid Crystal Thermochromic Colour Changing Sheet, 300x450mm, 30-35°C</text:p>
          </table:table-cell>
          <table:table-cell office:value-type="string">
            <text:p>-</text:p>
          </table:table-cell>
          <table:table-cell office:value-type="string">
            <text:p>SFXC</text:p>
          </table:table-cell>
          <table:table-cell office:value-type="string">
            <text:p>https://www.sfxc.co.uk/products/lc-liquid-crystal-thermochromic-sheets?variant=6780065857</text:p>
          </table:table-cell>
          <table:table-cell office:value-type="float" office:value="40">
            <text:p>40</text:p>
          </table:table-cell>
          <table:table-cell table:number-columns-repeated="1018"/>
        </table:table-row>
      </table:table>
      <table:table table:name="Controller PCB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tem No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rice/Pc (EUR)</text:p>
          </table:table-cell>
          <table:table-cell table:style-name="ce1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S18B20 Temperatursensor</text:p>
          </table:table-cell>
          <table:table-cell office:value-type="string">
            <text:p>-</text:p>
          </table:table-cell>
          <table:table-cell office:value-type="string">
            <text:p>ebay.de</text:p>
          </table:table-cell>
          <table:table-cell office:value-type="string">
            <text:p>https://www.ebay.de/itm/154748673919?_trkparms=amclksrc%3DITM%26aid%3D1110006%26algo%3DHOMESPLICE.SIM%26ao%3D1%26asc%3D20200818143132%26meid%3D8e8e6e8e66b841939acdc6d56baec4ec%26pid%3D101198%26rk%3D1%26rkt%3D12%26sd%3D154717325849%26itm%3D154748673919%26pmt%3D1%26noa%3D0%26pg%3D2047675%26algv%3DSimplAMLCvipPairwiseWebWithBBEV2bDemotion&amp;_trksid=p2047675.c101198.m1985&amp;amdata=cksum%3A1547486739198e8e6e8e66b841939acdc6d56baec4ec%7Cenc%3AAQAGAAACAH9BH6Bu5mRejrS3VxE5jkXcsVJWCHLsxvorS%252FdTR49HAn7DJEjBLKOuM3h%252BxCLzKp35h0Z2buobAH%252Brqi%252F3MvWIYB%252By8ZcVmIXDPdzVvbserI289ZTjpPtf0SPETgSk4p6yMqKd3rNJ%252ByYEXZL1e9aJxxMYYYFTC6yh%252BF5R6knvn5dV3KwPd%252FRZOAMAzTtako5AHPJH933bUERqdOzZu6WKs6u12eDzx9DoUGK8dZBjVbyrBF86%252FlPowuLWpR6KY72Dyf3nenoQ%252B08zeSV7KKsZHkuD6671fdNP%252FWo%252BipNZfOcCEwH79TMLscwkClCfwMdy8l33%252FdkfTzKh%252FhLNiLkTOWOUFvZJgu0BydE%252BqIYauqkto8r5QheFnYk2hNRBfe417gAd6l9UY4YULtGaIslzwRvfppp%252FVJNj53UQchs2%252FBCN0c9M1z9N5y9hVRyhQbgL2kKY0uZRJ4ovKN0asGtMBYqyEq7KAsNwq53LdKa0oVA0NpAohT%252BB74qzmvoPwG4WYeVdrcz3RfqPSWCfpL1g2s2s8WV%252FJCgGA5wU99kn%252F4cuE3BqPYkrqMLQrKCrs8sCb59w63YRrBHJdT4nASKITKkr%252BIY0WbRyPuARDeYVQ1Ot7NlDaXLNziSe5ZcPhUvCdZ%252BTEb99Ptrm8KD0Tbx0zersyC0lQ6gtzqpOnhSL%7Campid%3APL_CLK%7Cclp%3A2047675</text:p>
          </table:table-cell>
          <table:table-cell office:value-type="float" office:value="5.49">
            <text:p>5,49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N74HC595 Shift Register</text:p>
          </table:table-cell>
          <table:table-cell office:value-type="string">
            <text:p>74HC 595</text:p>
          </table:table-cell>
          <table:table-cell office:value-type="string">
            <text:p>reichelt.de</text:p>
          </table:table-cell>
          <table:table-cell office:value-type="string">
            <text:p>https://www.reichelt.de/shift-register-3-state-ausgang-2--6-v-dil-16-74hc-595-p3269.html?&amp;trstct=pos_0&amp;nbc=1</text:p>
          </table:table-cell>
          <table:table-cell office:value-type="float" office:value="0.31">
            <text:p>0,31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ötbare Schraubklemme - 2-pol, RM 5 mm, 90°</text:p>
          </table:table-cell>
          <table:table-cell office:value-type="string">
            <text:p>CTB0502-2</text:p>
          </table:table-cell>
          <table:table-cell office:value-type="string">
            <text:p>reichelt.de</text:p>
          </table:table-cell>
          <table:table-cell office:value-type="string">
            <text:p>https://www.reichelt.de/loetbare-schraubklemme-2-pol-rm-5-mm-90--ctb0502-2-p292691.html?&amp;trstct=pos_0&amp;nbc=1</text:p>
          </table:table-cell>
          <table:table-cell office:value-type="float" office:value="0.25">
            <text:p>0,25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MD Widerstand 0805, 180 Ohm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MD Widerstand 0805, 10 kOhm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Widerstand 0805, 4.7 kOhm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eramic Capacitor 0805, 0.1µF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mos D1 Mini, ESP8266</text:p>
          </table:table-cell>
          <table:table-cell office:value-type="string">
            <text:p>-</text:p>
          </table:table-cell>
          <table:table-cell office:value-type="string">
            <text:p>ebay.de</text:p>
          </table:table-cell>
          <table:table-cell office:value-type="string">
            <text:p>https://www.ebay.de/itm/165105633523?ssPageName=STRK%3AMEBIDX%3AIT&amp;var=464659265107&amp;_trksid=p2060353.m2749.l2649</text:p>
          </table:table-cell>
          <table:table-cell table:formula="of:=11/3" office:value-type="float" office:value="3.66666666666667">
            <text:p>3,67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le Pin Header 2x7, RM 2.54mm, vertical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SM9926DCS MOSFET 2 x N-Kanal, 20 V, 6 A</text:p>
          </table:table-cell>
          <table:table-cell office:value-type="string">
            <text:p>TSM9926DCS</text:p>
          </table:table-cell>
          <table:table-cell office:value-type="string">
            <text:p>reichelt.de</text:p>
          </table:table-cell>
          <table:table-cell office:value-type="string">
            <text:p>https://www.reichelt.de/mosfet-2-x-n-kanal-20-v-6-a-rds-on-0-021-ohm-so-8-tsm9926dcs-p254992.html?search=TSM9926DCS</text:p>
          </table:table-cell>
          <table:table-cell office:value-type="float" office:value="0.52">
            <text:p>0,52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C Cable, 2.1x5.5mm, female to bare wire</text:p>
          </table:table-cell>
          <table:table-cell office:value-type="string">
            <text:p>1715115 – 62</text:p>
          </table:table-cell>
          <table:table-cell office:value-type="string">
            <text:p>conrad.de</text:p>
          </table:table-cell>
          <table:table-cell office:value-type="string">
            <text:p>https://www.conrad.de/de/p/tru-components-tc-2511304-niedervolt-anschlusskabel-niedervolt-buchse-offene-kabelenden-5-50-mm-2-10-mm-1-00-m-1-st-1715115.html</text:p>
          </table:table-cell>
          <table:table-cell office:value-type="float" office:value="4.49">
            <text:p>4,49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V, 5A power supply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</table:table>
      <table:table table:name="Frame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tem No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rice/Pc (EUR)</text:p>
          </table:table-cell>
          <table:table-cell table:style-name="ce1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uschnitt Profil 20 - silber matt - 28 x 35 cm</text:p>
            <text:p>Bildmaß</text:p>
          </table:table-cell>
          <table:table-cell office:value-type="string">
            <text:p>AZ20AN-</text:p>
            <text:p>0280x0350</text:p>
          </table:table-cell>
          <table:table-cell office:value-type="string">
            <text:p>alutech.de</text:p>
          </table:table-cell>
          <table:table-cell office:value-type="string">
            <text:p>-</text:p>
          </table:table-cell>
          <table:table-cell office:value-type="float" office:value="22.39">
            <text:p>22,39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x® 3 mm Hartschaumplatte - weiß - 28</text:p>
            <text:p>x 35 cm</text:p>
          </table:table-cell>
          <table:table-cell office:value-type="string">
            <text:p>ZBFX3xx-</text:p>
            <text:p>0280x0350</text:p>
          </table:table-cell>
          <table:table-cell office:value-type="string">
            <text:p>alutech.de</text:p>
          </table:table-cell>
          <table:table-cell office:value-type="string">
            <text:p>-</text:p>
          </table:table-cell>
          <table:table-cell office:value-type="float" office:value="3.46">
            <text:p>3,46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ly-Pack Nr.2 Montageset</text:p>
          </table:table-cell>
          <table:table-cell office:value-type="string">
            <text:p>ZBPN2-1</text:p>
          </table:table-cell>
          <table:table-cell office:value-type="string">
            <text:p>alutech.de</text:p>
          </table:table-cell>
          <table:table-cell office:value-type="string">
            <text:p>-</text:p>
          </table:table-cell>
          <table:table-cell office:value-type="float" office:value="2.13">
            <text:p>2,13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hraub-Aufhänger</text:p>
          </table:table-cell>
          <table:table-cell office:value-type="string">
            <text:p>ZBSC-1</text:p>
          </table:table-cell>
          <table:table-cell office:value-type="string">
            <text:p>alutech.de</text:p>
          </table:table-cell>
          <table:table-cell office:value-type="string">
            <text:p>-</text:p>
          </table:table-cell>
          <table:table-cell office:value-type="float" office:value="0.35">
            <text:p>0,35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ack Anodized Aluminium Plate 280x350x2mm (see dxf)</text:p>
          </table:table-cell>
          <table:table-cell office:value-type="string">
            <text:p>-</text:p>
          </table:table-cell>
          <table:table-cell office:value-type="string">
            <text:p>Schaeffer AG</text:p>
          </table:table-cell>
          <table:table-cell office:value-type="string">
            <text:p>-</text:p>
          </table:table-cell>
          <table:table-cell office:value-type="float" office:value="94.32">
            <text:p>94,32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02.01.2022</text:date>, <text:time>20:0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54S</meta:editing-duration>
    <meta:editing-cycles>10</meta:editing-cycles>
    <meta:generator>OpenOffice/4.1.5$Win32 OpenOffice.org_project/415m1$Build-9789</meta:generator>
    <dc:date>2022-01-02T20:04:02.98</dc:date>
    <meta:document-statistic meta:table-count="3" meta:cell-count="144" meta:object-count="0"/>
    <meta:user-defined meta:name="Info 1"/>
    <meta:user-defined meta:name="Info 2"/>
    <meta:user-defined meta:name="Info 3"/>
    <meta:user-defined meta:name="Info 4"/>
  </office:meta>
</office:document-meta>
</file>